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4.471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4.24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0" style:family="table-cell" style:parent-style-name="Default" style:data-style-name="N4">
      <style:table-cell-properties fo:background-color="#ffff99"/>
      <style:text-properties style:text-position=""/>
    </style:style>
    <style:style style:name="ce11" style:family="table-cell" style:parent-style-name="Default" style:data-style-name="N4">
      <style:table-cell-properties fo:background-color="#cccccc"/>
      <style:text-properties style:text-position="" fo:font-size="10pt" style:font-size-asian="10pt" style:font-size-complex="10pt"/>
    </style:style>
    <style:style style:name="ce12" style:family="table-cell" style:parent-style-name="Default" style:data-style-name="N4">
      <style:table-cell-properties fo:background-color="#ffffcc"/>
      <style:text-properties style:text-position="" fo:font-size="10pt" style:font-size-asian="10pt" style:font-size-complex="10pt"/>
    </style:style>
    <style:style style:name="ce13" style:family="table-cell" style:parent-style-name="Default" style:data-style-name="N4">
      <style:table-cell-properties fo:background-color="#ffffcc"/>
      <style:text-properties style:text-position=""/>
    </style:style>
    <style:style style:name="ce14" style:family="table-cell" style:parent-style-name="Default" style:data-style-name="N0">
      <style:table-cell-properties fo:background-color="#ffffcc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ffffcc"/>
      <style:text-properties style:text-position=""/>
    </style:style>
    <style:style style:name="ce18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20" style:family="table-cell" style:parent-style-name="Default"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99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  <style:text-properties style:text-position=""/>
    </style:style>
    <style:style style:name="ce23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99"/>
      <style:text-properties style:text-position="" fo:font-size="10pt" style:font-size-asian="10pt" style:font-size-complex="10pt"/>
    </style:style>
    <style:style style:name="ce9" style:family="table-cell" style:parent-style-name="Default" style:data-style-name="N4">
      <style:text-properties style:text-position=""/>
    </style:style>
    <style:style style:name="ce28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0000ff"/>
      <style:text-properties style:use-window-font-color="true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94bd5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fo:background-color="#ffff99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41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42" style:family="table-cell" style:parent-style-name="Default" style:data-style-name="N4">
      <style:table-cell-properties fo:background-color="#ffffcc"/>
    </style:style>
    <style:style style:name="ce43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44" style:family="table-cell" style:parent-style-name="Default" style:data-style-name="N0">
      <style:text-properties fo:font-size="10pt" style:font-size-asian="10pt" style:font-size-complex="10pt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fo:background-color="#ffffcc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Beam Cannons" table:style-name="ta1">
        <table:table-column table:style-name="co16" table:default-cell-style-name="ce28"/>
        <table:table-column table:style-name="co2" table:number-columns-repeated="3" table:default-cell-style-name="ce34"/>
        <table:table-column table:style-name="co4" table:default-cell-style-name="ce40"/>
        <table:table-column table:style-name="co17" table:default-cell-style-name="ce40"/>
        <table:table-column table:style-name="co6" table:default-cell-style-name="ce40"/>
        <table:table-column table:style-name="co18" table:default-cell-style-name="ce41"/>
        <table:table-column table:style-name="co19" table:default-cell-style-name="ce43"/>
        <table:table-column table:style-name="co20" table:default-cell-style-name="ce40"/>
        <table:table-column table:style-name="co10" table:default-cell-style-name="ce40"/>
        <table:table-column table:style-name="co20" table:default-cell-style-name="Default"/>
        <table:table-column table:style-name="co2" table:number-columns-repeated="1012" table:default-cell-style-name="ce30"/>
        <table:table-row table:style-name="ro1">
          <table:table-cell table:style-name="Default" office:value-type="string">
            <text:p>X=--------------&gt;</text:p>
          </table:table-cell>
          <table:table-cell table:style-name="ce33" office:value-type="float" office:value="30">
            <text:p>30</text:p>
          </table:table-cell>
          <table:table-cell table:style-name="ce32"/>
          <table:table-cell table:style-name="Default"/>
          <table:table-cell table:style-name="ce32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33" office:value-type="float" office:value="5.88">
            <text:p>5,88</text:p>
          </table:table-cell>
          <table:table-cell table:style-name="ce39" office:value-type="string">
            <text:p><text:span text:style-name="T1">TODO : better calculation – damage per pulse = (fire time / 170) * damage</text:span></text:p>
          </table:table-cell>
          <table:table-cell table:style-name="Default"/>
          <table:table-cell table:style-name="ce32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ce32"/>
          <table:table-cell table:style-name="Default"/>
          <table:table-cell table:style-name="ce32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32"/>
          <table:table-cell table:style-name="Default"/>
          <table:table-cell table:style-name="ce32" table:number-columns-repeated="3"/>
          <table:table-cell table:style-name="ce32" office:value-type="string">
            <text:p>Ship specific stats</text:p>
          </table:table-cell>
          <table:table-cell table:style-name="ce32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32" office:value-type="string">
            <text:p>Damage</text:p>
          </table:table-cell>
          <table:table-cell table:style-name="ce32" office:value-type="string">
            <text:p>Fire wait</text:p>
          </table:table-cell>
          <table:table-cell table:style-name="ce32" office:value-type="string">
            <text:p>Beam Life</text:p>
          </table:table-cell>
          <table:table-cell table:style-name="ce32" office:value-type="string">
            <text:p>Damage per salvo</text:p>
          </table:table-cell>
          <table:table-cell table:style-name="ce32" office:value-type="string">
            <text:p>Shots per X sec</text:p>
          </table:table-cell>
          <table:table-cell table:style-name="ce32" office:value-type="string">
            <text:p>Sustained damage</text:p>
          </table:table-cell>
          <table:table-cell table:style-name="ce32" office:value-type="string">
            <text:p>Fire rate multiplier</text:p>
          </table:table-cell>
          <table:table-cell table:style-name="ce32" office:value-type="string">
            <text:p>Number of guns</text:p>
          </table:table-cell>
          <table:table-cell table:style-name="ce32" office:value-type="string">
            <text:p>Damage with multiplier</text:p>
          </table:table-cell>
          <table:table-cell table:style-name="ce32" office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,00</text:p>
          </table:table-cell>
          <table:table-cell office:value-type="float" office:value="45">
            <text:p>45,00</text:p>
          </table:table-cell>
          <table:table-cell office:value-type="float" office:value="2.5">
            <text:p>2,50</text:p>
          </table:table-cell>
          <table:table-cell table:formula="of:=[.B23]*[.B$2]*[.D23]" office:value-type="float" office:value="4468.8">
            <text:p>4 468,80</text:p>
          </table:table-cell>
          <table:table-cell table:formula="of:=[.$B$1]/[.C6]" office:value-type="float" office:value="0.666666666666667">
            <text:p>0,67</text:p>
          </table:table-cell>
          <table:table-cell table:formula="of:=[.$E6]*[.$F6]" office:value-type="float" office:value="2979.2">
            <text:p>2 979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2979.2">
            <text:p>2 979,2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,00</text:p>
          </table:table-cell>
          <table:table-cell office:value-type="float" office:value="10">
            <text:p>10,00</text:p>
          </table:table-cell>
          <table:table-cell office:value-type="float" office:value="2.2">
            <text:p>2,20</text:p>
          </table:table-cell>
          <table:table-cell table:formula="of:=[.B7]*[.B$2]*[.D7]" office:value-type="float" office:value="1940.4">
            <text:p>1 940,40</text:p>
          </table:table-cell>
          <table:table-cell table:formula="of:=[.$B$1]/[.C7]" office:value-type="float" office:value="3">
            <text:p>3,00</text:p>
          </table:table-cell>
          <table:table-cell table:formula="of:=[.$E7]*[.$F7]" office:value-type="float" office:value="5821.2">
            <text:p>5 821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5821.2">
            <text:p>5 821,20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8]*[.B$2]*[.D8]" office:value-type="float" office:value="2352">
            <text:p>2 352,00</text:p>
          </table:table-cell>
          <table:table-cell table:formula="of:=[.$B$1]/[.C8]" office:value-type="float" office:value="3">
            <text:p>3,00</text:p>
          </table:table-cell>
          <table:table-cell table:formula="of:=[.$E8]*[.$F8]" office:value-type="float" office:value="7056">
            <text:p>7 05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7056">
            <text:p>7 056,00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9]*[.B$2]*[.D9]" office:value-type="float" office:value="4116">
            <text:p>4 116,00</text:p>
          </table:table-cell>
          <table:table-cell table:formula="of:=[.$B$1]/[.C9]" office:value-type="float" office:value="3">
            <text:p>3,00</text:p>
          </table:table-cell>
          <table:table-cell table:formula="of:=[.$E9]*[.$F9]" office:value-type="float" office:value="12348">
            <text:p>12 34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12348">
            <text:p>12 348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TerSlashBlue</text:p>
          </table:table-cell>
          <table:table-cell office:value-type="float" office:value="425">
            <text:p>425,00</text:p>
          </table:table-cell>
          <table:table-cell office:value-type="float" office:value="10">
            <text:p>10,00</text:p>
          </table:table-cell>
          <table:table-cell office:value-type="float" office:value="2.3">
            <text:p>2,30</text:p>
          </table:table-cell>
          <table:table-cell table:formula="of:=[.B10]*[.B$2]*[.D10]" office:value-type="float" office:value="5747.7">
            <text:p>5 747,70</text:p>
          </table:table-cell>
          <table:table-cell table:formula="of:=[.$B$1]/[.C10]" office:value-type="float" office:value="3">
            <text:p>3,00</text:p>
          </table:table-cell>
          <table:table-cell table:formula="of:=[.$E10]*[.$F10]" office:value-type="float" office:value="17243.1">
            <text:p>17 243,10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Mgreen</text:p>
          </table:table-cell>
          <table:table-cell office:value-type="float" office:value="252">
            <text:p>252,00</text:p>
          </table:table-cell>
          <table:table-cell office:value-type="float" office:value="22">
            <text:p>22,00</text:p>
          </table:table-cell>
          <table:table-cell office:value-type="float" office:value="2.9">
            <text:p>2,90</text:p>
          </table:table-cell>
          <table:table-cell table:formula="of:=[.B11]*[.B$2]*[.D11]" office:value-type="float" office:value="4297.104">
            <text:p>4 297,10</text:p>
          </table:table-cell>
          <table:table-cell table:formula="of:=[.$B$1]/[.C11]" office:value-type="float" office:value="1.36363636363636">
            <text:p>1,36</text:p>
          </table:table-cell>
          <table:table-cell table:formula="of:=[.$E11]*[.$F11]" office:value-type="float" office:value="5859.68727272727">
            <text:p>5 859,69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1]*[.$F11]*[.H11]" office:value-type="float" office:value="5859.68727272727">
            <text:p>5 859,69</text:p>
          </table:table-cell>
          <table:table-cell table:formula="of:=[.J11]*[.I1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greenUp</text:p>
          </table:table-cell>
          <table:table-cell office:value-type="float" office:value="378">
            <text:p>378,00</text:p>
          </table:table-cell>
          <table:table-cell office:value-type="float" office:value="18">
            <text:p>18,00</text:p>
          </table:table-cell>
          <table:table-cell office:value-type="float" office:value="3.2">
            <text:p>3,20</text:p>
          </table:table-cell>
          <table:table-cell table:formula="of:=[.B12]*[.B$2]*[.D12]" office:value-type="float" office:value="7112.448">
            <text:p>7 112,45</text:p>
          </table:table-cell>
          <table:table-cell table:formula="of:=[.$B$1]/[.C12]" office:value-type="float" office:value="1.66666666666667">
            <text:p>1,67</text:p>
          </table:table-cell>
          <table:table-cell table:formula="of:=[.$E12]*[.$F12]" office:value-type="float" office:value="11854.08">
            <text:p>11 854,08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11854.08">
            <text:p>11 854,08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 200,00</text:p>
          </table:table-cell>
          <table:table-cell office:value-type="float" office:value="30">
            <text:p>30,00</text:p>
          </table:table-cell>
          <table:table-cell office:value-type="float" office:value="4">
            <text:p>4,00</text:p>
          </table:table-cell>
          <table:table-cell table:formula="of:=[.B13]*[.B$2]*[.D13]" office:value-type="float" office:value="28224">
            <text:p>28 224,00</text:p>
          </table:table-cell>
          <table:table-cell table:formula="of:=[.$B$1]/[.C13]" office:value-type="float" office:value="1">
            <text:p>1,00</text:p>
          </table:table-cell>
          <table:table-cell table:formula="of:=[.$E13]*[.$F13]" office:value-type="float" office:value="28224">
            <text:p>28 22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28224">
            <text:p>28 224,00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 900,00</text:p>
          </table:table-cell>
          <table:table-cell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formula="of:=[.B14]*[.B$2]*[.D14]" office:value-type="float" office:value="44688">
            <text:p>44 688,00</text:p>
          </table:table-cell>
          <table:table-cell table:formula="of:=[.$B$1]/[.C14]" office:value-type="float" office:value="0.857142857142857">
            <text:p>0,86</text:p>
          </table:table-cell>
          <table:table-cell table:formula="of:=[.$E14]*[.$F14]" office:value-type="float" office:value="38304">
            <text:p>38 30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4]*[.$F14]*[.H14]" office:value-type="float" office:value="38304">
            <text:p>38 304,00</text:p>
          </table:table-cell>
          <table:table-cell table:formula="of:=[.J14]*[.I1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/>
          <table:table-cell table:style-name="ce35" table:number-columns-repeated="7"/>
          <table:table-cell table:style-name="ce44"/>
          <table:table-cell table:style-name="ce35" table:number-columns-repeated="2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,00</text:p>
          </table:table-cell>
          <table:table-cell office:value-type="float" office:value="20">
            <text:p>20,00</text:p>
          </table:table-cell>
          <table:table-cell office:value-type="float" office:value="2.5">
            <text:p>2,50</text:p>
          </table:table-cell>
          <table:table-cell table:formula="of:=[.B16]*[.B$2]*[.D16]" office:value-type="float" office:value="5145">
            <text:p>5 145,00</text:p>
          </table:table-cell>
          <table:table-cell table:formula="of:=[.$B$1]/[.C16]" office:value-type="float" office:value="1.5">
            <text:p>1,50</text:p>
          </table:table-cell>
          <table:table-cell table:formula="of:=[.$E16]*[.$F16]" office:value-type="float" office:value="7717.5">
            <text:p>7 717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7717.5">
            <text:p>7 717,50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vas</text:p>
          </table:table-cell>
          <table:table-cell table:style-name="ce36" office:value-type="float" office:value="490">
            <text:p>490,00</text:p>
          </table:table-cell>
          <table:table-cell office:value-type="float" office:value="18">
            <text:p>18,00</text:p>
          </table:table-cell>
          <table:table-cell table:style-name="ce36" office:value-type="float" office:value="3.3">
            <text:p>3,30</text:p>
          </table:table-cell>
          <table:table-cell table:formula="of:=[.B17]*[.B$2]*[.D17]" office:value-type="float" office:value="9507.96">
            <text:p>9 507,96</text:p>
          </table:table-cell>
          <table:table-cell table:formula="of:=[.$B$1]/[.C17]" office:value-type="float" office:value="1.66666666666667">
            <text:p>1,67</text:p>
          </table:table-cell>
          <table:table-cell table:formula="of:=[.$E17]*[.$F17]" office:value-type="float" office:value="15846.6">
            <text:p>15 846,6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15846.6">
            <text:p>15 846,60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vasUp</text:p>
          </table:table-cell>
          <table:table-cell office:value-type="float" office:value="630">
            <text:p>630,00</text:p>
          </table:table-cell>
          <table:table-cell office:value-type="float" office:value="18">
            <text:p>18,00</text:p>
          </table:table-cell>
          <table:table-cell office:value-type="float" office:value="3.3">
            <text:p>3,30</text:p>
          </table:table-cell>
          <table:table-cell table:formula="of:=[.B18]*[.B$2]*[.D18]" office:value-type="float" office:value="12224.52">
            <text:p>12 224,52</text:p>
          </table:table-cell>
          <table:table-cell table:formula="of:=[.$B$1]/[.C18]" office:value-type="float" office:value="1.66666666666667">
            <text:p>1,67</text:p>
          </table:table-cell>
          <table:table-cell table:formula="of:=[.$E18]*[.$F18]" office:value-type="float" office:value="20374.2">
            <text:p>20 374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8]*[.$F18]*[.H18]" office:value-type="float" office:value="20374.2">
            <text:p>20 374,20</text:p>
          </table:table-cell>
          <table:table-cell table:formula="of:=[.J18]*[.I1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19]*[.B$2]*[.D19]" office:value-type="float" office:value="8820">
            <text:p>8 820,00</text:p>
          </table:table-cell>
          <table:table-cell table:formula="of:=[.$B$1]/[.C19]" office:value-type="float" office:value="3">
            <text:p>3,00</text:p>
          </table:table-cell>
          <table:table-cell table:formula="of:=[.$E19]*[.$F19]" office:value-type="float" office:value="26460">
            <text:p>26 4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26460">
            <text:p>26 460,00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 100,00</text:p>
          </table:table-cell>
          <table:table-cell office:value-type="float" office:value="24">
            <text:p>24,00</text:p>
          </table:table-cell>
          <table:table-cell office:value-type="float" office:value="3.7">
            <text:p>3,70</text:p>
          </table:table-cell>
          <table:table-cell table:formula="of:=[.B20]*[.B$2]*[.D20]" office:value-type="float" office:value="23931.6">
            <text:p>23 931,60</text:p>
          </table:table-cell>
          <table:table-cell table:formula="of:=[.$B$1]/[.C20]" office:value-type="float" office:value="1.25">
            <text:p>1,25</text:p>
          </table:table-cell>
          <table:table-cell table:formula="of:=[.$E20]*[.$F20]" office:value-type="float" office:value="29914.5">
            <text:p>29 914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29914.5">
            <text:p>29 914,50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BFVas</text:p>
          </table:table-cell>
          <table:table-cell table:style-name="ce36" office:value-type="float" office:value="2420">
            <text:p>2 420,00</text:p>
          </table:table-cell>
          <table:table-cell office:value-type="float" office:value="24">
            <text:p>24,00</text:p>
          </table:table-cell>
          <table:table-cell table:style-name="ce36" office:value-type="float" office:value="3.7">
            <text:p>3,70</text:p>
          </table:table-cell>
          <table:table-cell table:formula="of:=[.B21]*[.B$2]*[.D21]" office:value-type="float" office:value="52649.52">
            <text:p>52 649,52</text:p>
          </table:table-cell>
          <table:table-cell table:formula="of:=[.$B$1]/[.C21]" office:value-type="float" office:value="1.25">
            <text:p>1,25</text:p>
          </table:table-cell>
          <table:table-cell table:formula="of:=[.$E21]*[.$F21]" office:value-type="float" office:value="65811.9">
            <text:p>65 811,9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1]*[.$F21]*[.H21]" office:value-type="float" office:value="65811.9">
            <text:p>65 811,90</text:p>
          </table:table-cell>
          <table:table-cell table:formula="of:=[.J21]*[.I2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/>
          <table:table-cell table:style-name="ce35" table:number-columns-repeated="7"/>
          <table:table-cell table:style-name="ce44"/>
          <table:table-cell table:style-name="ce35" table:number-columns-repeated="2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,00</text:p>
          </table:table-cell>
          <table:table-cell office:value-type="float" office:value="25">
            <text:p>25,00</text:p>
          </table:table-cell>
          <table:table-cell office:value-type="float" office:value="3.8">
            <text:p>3,80</text:p>
          </table:table-cell>
          <table:table-cell table:formula="of:=[.B23]*[.B$2]*[.D23]" office:value-type="float" office:value="4468.8">
            <text:p>4 468,80</text:p>
          </table:table-cell>
          <table:table-cell table:formula="of:=[.$B$1]/[.C23]" office:value-type="float" office:value="1.2">
            <text:p>1,20</text:p>
          </table:table-cell>
          <table:table-cell table:formula="of:=[.$E23]*[.$F23]" office:value-type="float" office:value="5362.56">
            <text:p>5 362,5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5362.56">
            <text:p>5 362,56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red</text:p>
          </table:table-cell>
          <table:table-cell office:value-type="float" office:value="360">
            <text:p>360,00</text:p>
          </table:table-cell>
          <table:table-cell office:value-type="float" office:value="16">
            <text:p>16,00</text:p>
          </table:table-cell>
          <table:table-cell office:value-type="float" office:value="3.8">
            <text:p>3,80</text:p>
          </table:table-cell>
          <table:table-cell table:formula="of:=[.B24]*[.B$2]*[.D24]" office:value-type="float" office:value="8043.84">
            <text:p>8 043,84</text:p>
          </table:table-cell>
          <table:table-cell table:formula="of:=[.$B$1]/[.C24]" office:value-type="float" office:value="1.875">
            <text:p>1,88</text:p>
          </table:table-cell>
          <table:table-cell table:formula="of:=[.$E24]*[.$F24]" office:value-type="float" office:value="15082.2">
            <text:p>15 082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4]*[.$F24]*[.H24]" office:value-type="float" office:value="15082.2">
            <text:p>15 082,20</text:p>
          </table:table-cell>
          <table:table-cell table:formula="of:=[.J24]*[.I2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MredUp</text:p>
          </table:table-cell>
          <table:table-cell office:value-type="float" office:value="540">
            <text:p>540,00</text:p>
          </table:table-cell>
          <table:table-cell office:value-type="float" office:value="12">
            <text:p>12,00</text:p>
          </table:table-cell>
          <table:table-cell office:value-type="float" office:value="3.8">
            <text:p>3,80</text:p>
          </table:table-cell>
          <table:table-cell table:formula="of:=[.B25]*[.B$2]*[.D25]" office:value-type="float" office:value="12065.76">
            <text:p>12 065,76</text:p>
          </table:table-cell>
          <table:table-cell table:formula="of:=[.$B$1]/[.C25]" office:value-type="float" office:value="2.5">
            <text:p>2,50</text:p>
          </table:table-cell>
          <table:table-cell table:formula="of:=[.$E25]*[.$F25]" office:value-type="float" office:value="30164.4">
            <text:p>30 164,4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5]*[.$F25]*[.H25]" office:value-type="float" office:value="30164.4">
            <text:p>30 164,4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6]*[.B$2]*[.D26]" office:value-type="float" office:value="24696">
            <text:p>24 696,00</text:p>
          </table:table-cell>
          <table:table-cell table:formula="of:=[.$B$1]/[.C26]" office:value-type="float" office:value="3">
            <text:p>3,00</text:p>
          </table:table-cell>
          <table:table-cell table:formula="of:=[.$E26]*[.$F26]" office:value-type="float" office:value="74088">
            <text:p>74 08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6]*[.$F26]*[.H26]" office:value-type="float" office:value="74088">
            <text:p>74 088,00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 1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7]*[.B$2]*[.D27]" office:value-type="float" office:value="86436">
            <text:p>86 436,00</text:p>
          </table:table-cell>
          <table:table-cell table:formula="of:=[.$B$1]/[.C27]" office:value-type="float" office:value="3">
            <text:p>3,00</text:p>
          </table:table-cell>
          <table:table-cell table:formula="of:=[.$E27]*[.$F27]" office:value-type="float" office:value="259308">
            <text:p>259 30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7]*[.$F27]*[.H27]" office:value-type="float" office:value="259308">
            <text:p>259 308,00</text:p>
          </table:table-cell>
          <table:table-cell table:formula="of:=[.J27]*[.I2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7" table:number-columns-repeated="7"/>
          <table:table-cell table:style-name="ce45"/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S-AAA-Weak</text:p>
          </table:table-cell>
          <table:table-cell table:number-columns-repeated="2" table:style-name="ce38" office:value-type="float" office:value="5">
            <text:p>5,00</text:p>
          </table:table-cell>
          <table:table-cell table:style-name="ce38" office:value-type="float" office:value="3">
            <text:p>3,00</text:p>
          </table:table-cell>
          <table:table-cell table:formula="of:=[.B29]*[.B$2]*[.D29]" office:value-type="float" office:value="88.2">
            <text:p>88,20</text:p>
          </table:table-cell>
          <table:table-cell table:formula="of:=[.$B$1]/[.C29]" office:value-type="float" office:value="6">
            <text:p>6,00</text:p>
          </table:table-cell>
          <table:table-cell table:formula="of:=[.$E29]*[.$F29]" office:value-type="float" office:value="529.2">
            <text:p>529,20</text:p>
          </table:table-cell>
          <table:table-cell table:style-name="ce42" office:value-type="float" office:value="1">
            <text:p>1,00</text:p>
          </table:table-cell>
          <table:table-cell table:style-name="ce46" office:value-type="float" office:value="0">
            <text:p>0</text:p>
          </table:table-cell>
          <table:table-cell table:formula="of:=[.$E29]*[.$F29]*[.H29]" office:value-type="float" office:value="529.2">
            <text:p>529,20</text:p>
          </table:table-cell>
          <table:table-cell table:formula="of:=[.J29]*[.I2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1" office:value-type="string">
            <text:p>SAAA</text:p>
          </table:table-cell>
          <table:table-cell table:style-name="ce38" office:value-type="float" office:value="9">
            <text:p>9,00</text:p>
          </table:table-cell>
          <table:table-cell table:style-name="ce38" office:value-type="float" office:value="5">
            <text:p>5,00</text:p>
          </table:table-cell>
          <table:table-cell table:style-name="ce38" office:value-type="float" office:value="3.5">
            <text:p>3,50</text:p>
          </table:table-cell>
          <table:table-cell table:formula="of:=[.B30]*[.B$2]*[.D30]" office:value-type="float" office:value="185.22">
            <text:p>185,22</text:p>
          </table:table-cell>
          <table:table-cell table:formula="of:=[.$B$1]/[.C30]" office:value-type="float" office:value="6">
            <text:p>6,00</text:p>
          </table:table-cell>
          <table:table-cell table:formula="of:=[.$E30]*[.$F30]" office:value-type="float" office:value="1111.32">
            <text:p>1 111,32</text:p>
          </table:table-cell>
          <table:table-cell table:style-name="ce42" office:value-type="float" office:value="1">
            <text:p>1,00</text:p>
          </table:table-cell>
          <table:table-cell table:style-name="ce46" office:value-type="float" office:value="0">
            <text:p>0</text:p>
          </table:table-cell>
          <table:table-cell table:formula="of:=[.$E30]*[.$F30]*[.H30]" office:value-type="float" office:value="1111.32">
            <text:p>1 111,32</text:p>
          </table:table-cell>
          <table:table-cell table:formula="of:=[.J30]*[.I3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1" office:value-type="string">
            <text:p>AAAf</text:p>
          </table:table-cell>
          <table:table-cell table:style-name="ce38" office:value-type="float" office:value="14">
            <text:p>14,00</text:p>
          </table:table-cell>
          <table:table-cell table:style-name="ce38" office:value-type="float" office:value="5.5">
            <text:p>5,50</text:p>
          </table:table-cell>
          <table:table-cell table:style-name="ce38" office:value-type="float" office:value="2.5">
            <text:p>2,50</text:p>
          </table:table-cell>
          <table:table-cell table:formula="of:=[.B31]*[.B$2]*[.D31]" office:value-type="float" office:value="205.8">
            <text:p>205,80</text:p>
          </table:table-cell>
          <table:table-cell table:formula="of:=[.$B$1]/[.C31]" office:value-type="float" office:value="5.45454545454545">
            <text:p>5,45</text:p>
          </table:table-cell>
          <table:table-cell table:formula="of:=[.$E31]*[.$F31]" office:value-type="float" office:value="1122.54545454545">
            <text:p>1 122,55</text:p>
          </table:table-cell>
          <table:table-cell table:style-name="ce42" office:value-type="float" office:value="1">
            <text:p>1,00</text:p>
          </table:table-cell>
          <table:table-cell table:style-name="ce46" office:value-type="float" office:value="0">
            <text:p>0</text:p>
          </table:table-cell>
          <table:table-cell table:formula="of:=[.$E31]*[.$F31]*[.H31]" office:value-type="float" office:value="1122.54545454545">
            <text:p>1 122,55</text:p>
          </table:table-cell>
          <table:table-cell table:formula="of:=[.J31]*[.I3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1" office:value-type="string">
            <text:p>ULTRA Anti-Fighter Beam</text:p>
          </table:table-cell>
          <table:table-cell table:style-name="ce38" office:value-type="float" office:value="30">
            <text:p>30,00</text:p>
          </table:table-cell>
          <table:table-cell table:style-name="ce38" office:value-type="float" office:value="2.2">
            <text:p>2,20</text:p>
          </table:table-cell>
          <table:table-cell table:style-name="ce38" office:value-type="float" office:value="2.5">
            <text:p>2,50</text:p>
          </table:table-cell>
          <table:table-cell table:formula="of:=[.B32]*[.B$2]*[.D32]" office:value-type="float" office:value="441">
            <text:p>441,00</text:p>
          </table:table-cell>
          <table:table-cell table:formula="of:=[.$B$1]/[.C32]" office:value-type="float" office:value="13.6363636363636">
            <text:p>13,64</text:p>
          </table:table-cell>
          <table:table-cell table:formula="of:=[.$E32]*[.$F32]" office:value-type="float" office:value="6013.63636363636">
            <text:p>6 013,64</text:p>
          </table:table-cell>
          <table:table-cell table:style-name="ce42" office:value-type="float" office:value="1">
            <text:p>1,00</text:p>
          </table:table-cell>
          <table:table-cell table:style-name="ce46" office:value-type="float" office:value="0">
            <text:p>0</text:p>
          </table:table-cell>
          <table:table-cell table:formula="of:=[.$E32]*[.$F32]*[.H32]" office:value-type="float" office:value="6013.63636363636">
            <text:p>6 013,64</text:p>
          </table:table-cell>
          <table:table-cell table:formula="of:=[.J32]*[.I3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2" office:value-type="string">
            <text:p>Blue Planet Beams</text:p>
          </table:table-cell>
          <table:table-cell table:style-name="Default" table:number-columns-repeated="10"/>
          <table:table-cell/>
          <table:table-cell table:style-name="Default" table:number-columns-repeated="1012"/>
        </table:table-row>
      </table:table>
      <table:table table:name="Lance Weapons" table:style-name="ta1">
        <table:table-column table:style-name="co11" table:default-cell-style-name="Default"/>
        <table:table-column table:style-name="co2" table:number-columns-repeated="3" table:default-cell-style-name="ce10"/>
        <table:table-column table:style-name="co12" table:default-cell-style-name="ce22"/>
        <table:table-column table:style-name="co4" table:default-cell-style-name="ce11"/>
        <table:table-column table:style-name="co13" table:number-columns-repeated="2" table:default-cell-style-name="ce11"/>
        <table:table-column table:style-name="co6" table:number-columns-repeated="2" table:default-cell-style-name="ce11"/>
        <table:table-column table:style-name="co6" table:default-cell-style-name="ce13"/>
        <table:table-column table:style-name="co14" table:default-cell-style-name="ce17"/>
        <table:table-column table:style-name="co15" table:default-cell-style-name="ce11"/>
        <table:table-column table:style-name="co10" table:number-columns-repeated="2" table:default-cell-style-name="ce11"/>
        <table:table-column table:style-name="co2" table:default-cell-style-name="ce11"/>
        <table:table-column table:style-name="co2" table:number-columns-repeated="1008" table:default-cell-style-name="Default"/>
        <table:table-row table:style-name="ro1">
          <table:table-cell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20"/>
          <table:table-cell table:style-name="Default"/>
          <table:table-cell table:style-name="ce20" table:number-columns-repeated="4"/>
          <table:table-cell table:style-name="ce20" office:value-type="string">
            <text:p>Strikecraft multiplier :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1014"/>
        </table:table-row>
        <table:table-row table:style-name="ro1">
          <table:table-cell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20" table:number-columns-repeated="6"/>
          <table:table-cell table:style-name="ce20" office:value-type="string">
            <text:p>Capship multiplier :</text:p>
          </table:table-cell>
          <table:table-cell table:style-name="ce23" office:value-type="float" office:value="5">
            <text:p>5</text:p>
          </table:table-cell>
          <table:table-cell table:style-name="ce20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Shots</text:p>
          </table:table-cell>
          <table:table-cell table:style-name="ce5" office:value-type="string">
            <text:p>Damage per salvo</text:p>
          </table:table-cell>
          <table:table-cell table:style-name="ce5"/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/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/>
          <table:table-cell table:style-name="ce5" office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8" table:number-columns-repeated="5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2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1008"/>
        </table:table-row>
        <table:table-row table:style-name="ro1">
          <table:table-cell table:style-name="ce19" office:value-type="string">
            <text:p>Dwarf Lance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2">
            <text:p>2,00</text:p>
          </table:table-cell>
          <table:table-cell table:style-name="ce21" office:value-type="float" office:value="1">
            <text:p>1</text:p>
          </table:table-cell>
          <table:table-cell table:formula="of:=[.$B6]*[.$B$2]*[.$D6]*[.$E6]*[.$J$1]" office:value-type="float" office:value="58.8">
            <text:p>58,80</text:p>
          </table:table-cell>
          <table:table-cell table:formula="of:=[.$B6]*[.$B$2]*[.$D6]*[.$E6]*[.$J$2]" office:value-type="float" office:value="294">
            <text:p>294,00</text:p>
          </table:table-cell>
          <table:table-cell table:formula="of:=[.$B$1]/[.C6]" office:value-type="float" office:value="7.5">
            <text:p>7,50</text:p>
          </table:table-cell>
          <table:table-cell table:formula="of:=[.$F6]*[.$H6]*[.$J$1]" office:value-type="float" office:value="441">
            <text:p>441,00</text:p>
          </table:table-cell>
          <table:table-cell table:formula="of:=[.$F6]*[.$H6]*[.$J$2]" office:value-type="float" office:value="2205">
            <text:p>2 205,00</text:p>
          </table:table-cell>
          <table:table-cell table:style-name="ce12" office:value-type="float" office:value="1">
            <text:p>1,00</text:p>
          </table:table-cell>
          <table:table-cell table:style-name="ce14" office:value-type="float" office:value="0">
            <text:p>0</text:p>
          </table:table-cell>
          <table:table-cell table:formula="of:=[.$F6]*[.$H6]*[.$K6]*[.$J$1]" office:value-type="float" office:value="441">
            <text:p>441,00</text:p>
          </table:table-cell>
          <table:table-cell table:formula="of:=[.$F6]*[.$H6]*[.$K6]*[.$J$2]" office:value-type="float" office:value="2205">
            <text:p>2 205,00</text:p>
          </table:table-cell>
          <table:table-cell table:formula="of:=[.$M6]*[.$L6]*[.$J$1]" office:value-type="float" office:value="0">
            <text:p>0,00</text:p>
          </table:table-cell>
          <table:table-cell table:formula="of:=[.$M6]*[.$L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inary Lance</text:p>
          </table:table-cell>
          <table:table-cell office:value-type="float" office:value="15">
            <text:p>15,00</text:p>
          </table:table-cell>
          <table:table-cell office:value-type="float" office:value="2.5">
            <text:p>2,50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formula="of:=[.$B7]*[.$B$2]*[.$D7]*[.$E7]*[.$J$1]" office:value-type="float" office:value="661.5">
            <text:p>661,50</text:p>
          </table:table-cell>
          <table:table-cell table:formula="of:=[.$B7]*[.$B$2]*[.$D7]*[.$E7]*[.$J$2]" office:value-type="float" office:value="3307.5">
            <text:p>3 307,50</text:p>
          </table:table-cell>
          <table:table-cell table:formula="of:=[.$B$1]/[.C7]" office:value-type="float" office:value="12">
            <text:p>12,00</text:p>
          </table:table-cell>
          <table:table-cell table:formula="of:=[.$F7]*[.$H7]*[.$J$1]" office:value-type="float" office:value="7938">
            <text:p>7 938,00</text:p>
          </table:table-cell>
          <table:table-cell table:formula="of:=[.$F7]*[.$H7]*[.$J$2]" office:value-type="float" office:value="39690">
            <text:p>39 69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7]*[.$H7]*[.$K7]*[.$J$1]" office:value-type="float" office:value="7938">
            <text:p>7 938,00</text:p>
          </table:table-cell>
          <table:table-cell table:formula="of:=[.$F7]*[.$H7]*[.$K7]*[.$J$2]" office:value-type="float" office:value="39690">
            <text:p>39 690,00</text:p>
          </table:table-cell>
          <table:table-cell table:formula="of:=[.$M7]*[.$L7]*[.$J$1]" office:value-type="float" office:value="0">
            <text:p>0,00</text:p>
          </table:table-cell>
          <table:table-cell table:formula="of:=[.$M7]*[.$L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Pulsa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">
            <text:p>1</text:p>
          </table:table-cell>
          <table:table-cell table:formula="of:=[.$B8]*[.$B$2]*[.$D8]*[.$E8]*[.$J$1]" office:value-type="float" office:value="176.4">
            <text:p>176,40</text:p>
          </table:table-cell>
          <table:table-cell table:formula="of:=[.$B8]*[.$B$2]*[.$D8]*[.$E8]*[.$J$2]" office:value-type="float" office:value="882">
            <text:p>882,00</text:p>
          </table:table-cell>
          <table:table-cell table:formula="of:=[.$B$1]/[.C8]" office:value-type="float" office:value="15">
            <text:p>15,00</text:p>
          </table:table-cell>
          <table:table-cell table:formula="of:=[.$F8]*[.$H8]*[.$J$1]" office:value-type="float" office:value="2646">
            <text:p>2 646,00</text:p>
          </table:table-cell>
          <table:table-cell table:formula="of:=[.$F8]*[.$H8]*[.$J$2]" office:value-type="float" office:value="13230">
            <text:p>13 23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8]*[.$H8]*[.$K8]*[.$J$1]" office:value-type="float" office:value="2646">
            <text:p>2 646,00</text:p>
          </table:table-cell>
          <table:table-cell table:formula="of:=[.$F8]*[.$H8]*[.$K8]*[.$J$2]" office:value-type="float" office:value="13230">
            <text:p>13 230,00</text:p>
          </table:table-cell>
          <table:table-cell table:formula="of:=[.$M8]*[.$L8]*[.$J$1]" office:value-type="float" office:value="0">
            <text:p>0,00</text:p>
          </table:table-cell>
          <table:table-cell table:formula="of:=[.$M8]*[.$L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Quasar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9]*[.$B$2]*[.$D9]*[.$E9]*[.$J$1]" office:value-type="float" office:value="3528">
            <text:p>3 528,00</text:p>
          </table:table-cell>
          <table:table-cell table:formula="of:=[.$B9]*[.$B$2]*[.$D9]*[.$E9]*[.$J$2]" office:value-type="float" office:value="17640">
            <text:p>17 640,00</text:p>
          </table:table-cell>
          <table:table-cell table:formula="of:=[.$B$1]/[.C9]" office:value-type="float" office:value="3">
            <text:p>3,00</text:p>
          </table:table-cell>
          <table:table-cell table:formula="of:=[.$F9]*[.$H9]*[.$J$1]" office:value-type="float" office:value="10584">
            <text:p>10 584,00</text:p>
          </table:table-cell>
          <table:table-cell table:formula="of:=[.$F9]*[.$H9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9]*[.$H9]*[.$K9]*[.$J$1]" office:value-type="float" office:value="10584">
            <text:p>10 584,00</text:p>
          </table:table-cell>
          <table:table-cell table:formula="of:=[.$F9]*[.$H9]*[.$K9]*[.$J$2]" office:value-type="float" office:value="52920">
            <text:p>52 920,00</text:p>
          </table:table-cell>
          <table:table-cell table:formula="of:=[.$M9]*[.$L9]*[.$J$1]" office:value-type="float" office:value="0">
            <text:p>0,00</text:p>
          </table:table-cell>
          <table:table-cell table:formula="of:=[.$M9]*[.$L9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Cluste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10]*[.$B$2]*[.$D10]*[.$E10]*[.$J$1]" office:value-type="float" office:value="1764">
            <text:p>1 764,00</text:p>
          </table:table-cell>
          <table:table-cell table:formula="of:=[.$B10]*[.$B$2]*[.$D10]*[.$E10]*[.$J$2]" office:value-type="float" office:value="8820">
            <text:p>8 820,00</text:p>
          </table:table-cell>
          <table:table-cell table:formula="of:=[.$B$1]/[.C10]" office:value-type="float" office:value="15">
            <text:p>15,00</text:p>
          </table:table-cell>
          <table:table-cell table:formula="of:=[.$F10]*[.$H10]*[.$J$1]" office:value-type="float" office:value="26460">
            <text:p>26 460,00</text:p>
          </table:table-cell>
          <table:table-cell table:formula="of:=[.$F10]*[.$H10]*[.$J$2]" office:value-type="float" office:value="132300">
            <text:p>132 3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0]*[.$H10]*[.$K10]*[.$J$1]" office:value-type="float" office:value="26460">
            <text:p>26 460,00</text:p>
          </table:table-cell>
          <table:table-cell table:formula="of:=[.$F10]*[.$H10]*[.$K10]*[.$J$2]" office:value-type="float" office:value="132300">
            <text:p>132 300,00</text:p>
          </table:table-cell>
          <table:table-cell table:formula="of:=[.$M10]*[.$L10]*[.$J$1]" office:value-type="float" office:value="0">
            <text:p>0,00</text:p>
          </table:table-cell>
          <table:table-cell table:formula="of:=[.$M10]*[.$L10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Shivan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0.5">
            <text:p>0,50</text:p>
          </table:table-cell>
          <table:table-cell office:value-type="float" office:value="1">
            <text:p>1</text:p>
          </table:table-cell>
          <table:table-cell table:formula="of:=[.$B12]*[.$B$2]*[.$D12]*[.$E12]*[.$J$1]" office:value-type="float" office:value="176.4">
            <text:p>176,40</text:p>
          </table:table-cell>
          <table:table-cell table:formula="of:=[.$B12]*[.$B$2]*[.$D12]*[.$E12]*[.$J$2]" office:value-type="float" office:value="882">
            <text:p>882,00</text:p>
          </table:table-cell>
          <table:table-cell table:formula="of:=[.$B$1]/[.C12]" office:value-type="float" office:value="60">
            <text:p>60,00</text:p>
          </table:table-cell>
          <table:table-cell table:formula="of:=[.$F12]*[.$H12]*[.$J$1]" office:value-type="float" office:value="10584">
            <text:p>10 584,00</text:p>
          </table:table-cell>
          <table:table-cell table:formula="of:=[.$F12]*[.$H12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2]*[.$H12]*[.$K12]*[.$J$1]" office:value-type="float" office:value="10584">
            <text:p>10 584,00</text:p>
          </table:table-cell>
          <table:table-cell table:formula="of:=[.$F12]*[.$H12]*[.$K12]*[.$J$2]" office:value-type="float" office:value="52920">
            <text:p>52 920,00</text:p>
          </table:table-cell>
          <table:table-cell table:formula="of:=[.$M12]*[.$L12]*[.$J$1]" office:value-type="float" office:value="0">
            <text:p>0,00</text:p>
          </table:table-cell>
          <table:table-cell table:formula="of:=[.$M12]*[.$L12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Huge Lance</text:p>
          </table:table-cell>
          <table:table-cell office:value-type="float" office:value="180">
            <text:p>180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3]*[.$B$2]*[.$D13]*[.$E13]*[.$J$1]" office:value-type="float" office:value="5292">
            <text:p>5 292,00</text:p>
          </table:table-cell>
          <table:table-cell table:formula="of:=[.$B13]*[.$B$2]*[.$D13]*[.$E13]*[.$J$2]" office:value-type="float" office:value="26460">
            <text:p>26 460,00</text:p>
          </table:table-cell>
          <table:table-cell table:formula="of:=[.$B$1]/[.C13]" office:value-type="float" office:value="6">
            <text:p>6,00</text:p>
          </table:table-cell>
          <table:table-cell table:formula="of:=[.$F13]*[.$H13]*[.$J$1]" office:value-type="float" office:value="31752">
            <text:p>31 752,00</text:p>
          </table:table-cell>
          <table:table-cell table:formula="of:=[.$F13]*[.$H13]*[.$J$2]" office:value-type="float" office:value="158760">
            <text:p>158 7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3]*[.$H13]*[.$K13]*[.$J$1]" office:value-type="float" office:value="31752">
            <text:p>31 752,00</text:p>
          </table:table-cell>
          <table:table-cell table:formula="of:=[.$F13]*[.$H13]*[.$K13]*[.$J$2]" office:value-type="float" office:value="158760">
            <text:p>158 760,00</text:p>
          </table:table-cell>
          <table:table-cell table:formula="of:=[.$M13]*[.$L13]*[.$J$1]" office:value-type="float" office:value="0">
            <text:p>0,00</text:p>
          </table:table-cell>
          <table:table-cell table:formula="of:=[.$M13]*[.$L13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Multi Lance</text:p>
          </table:table-cell>
          <table:table-cell office:value-type="float" office:value="80">
            <text:p>80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">
            <text:p>1</text:p>
          </table:table-cell>
          <table:table-cell table:formula="of:=[.$B14]*[.$B$2]*[.$D14]*[.$E14]*[.$J$1]" office:value-type="float" office:value="9408">
            <text:p>9 408,00</text:p>
          </table:table-cell>
          <table:table-cell table:formula="of:=[.$B14]*[.$B$2]*[.$D14]*[.$E14]*[.$J$2]" office:value-type="float" office:value="47040">
            <text:p>47 040,00</text:p>
          </table:table-cell>
          <table:table-cell table:formula="of:=[.$B$1]/[.C14]" office:value-type="float" office:value="30">
            <text:p>30,00</text:p>
          </table:table-cell>
          <table:table-cell table:formula="of:=[.$F14]*[.$H14]*[.$J$1]" office:value-type="float" office:value="282240">
            <text:p>282 240,00</text:p>
          </table:table-cell>
          <table:table-cell table:formula="of:=[.$F14]*[.$H14]*[.$J$2]" office:value-type="float" office:value="1411200">
            <text:p>1 411 2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4]*[.$H14]*[.$K14]*[.$J$1]" office:value-type="float" office:value="282240">
            <text:p>282 240,00</text:p>
          </table:table-cell>
          <table:table-cell table:formula="of:=[.$F14]*[.$H14]*[.$K14]*[.$J$2]" office:value-type="float" office:value="1411200">
            <text:p>1 411 200,00</text:p>
          </table:table-cell>
          <table:table-cell table:formula="of:=[.$M14]*[.$L14]*[.$J$1]" office:value-type="float" office:value="0">
            <text:p>0,00</text:p>
          </table:table-cell>
          <table:table-cell table:formula="of:=[.$M14]*[.$L14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Black Lance</text:p>
          </table:table-cell>
          <table:table-cell office:value-type="float" office:value="250">
            <text:p>250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6]*[.$B$2]*[.$D16]*[.$E16]*[.$J$1]" office:value-type="float" office:value="7350">
            <text:p>7 350,00</text:p>
          </table:table-cell>
          <table:table-cell table:formula="of:=[.$B16]*[.$B$2]*[.$D16]*[.$E16]*[.$J$2]" office:value-type="float" office:value="36750">
            <text:p>36 750,00</text:p>
          </table:table-cell>
          <table:table-cell table:formula="of:=[.$B$1]/[.C16]" office:value-type="float" office:value="30">
            <text:p>30,00</text:p>
          </table:table-cell>
          <table:table-cell table:formula="of:=[.$F16]*[.$H16]*[.$J$1]" office:value-type="float" office:value="220500">
            <text:p>220 500,00</text:p>
          </table:table-cell>
          <table:table-cell table:formula="of:=[.$F16]*[.$H16]*[.$J$2]" office:value-type="float" office:value="1102500">
            <text:p>1 102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6]*[.$H16]*[.$K16]*[.$J$1]" office:value-type="float" office:value="220500">
            <text:p>220 500,00</text:p>
          </table:table-cell>
          <table:table-cell table:formula="of:=[.$F16]*[.$H16]*[.$K16]*[.$J$2]" office:value-type="float" office:value="1102500">
            <text:p>1 102 500,00</text:p>
          </table:table-cell>
          <table:table-cell table:formula="of:=[.$M16]*[.$L16]*[.$J$1]" office:value-type="float" office:value="0">
            <text:p>0,00</text:p>
          </table:table-cell>
          <table:table-cell table:formula="of:=[.$M16]*[.$L1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Huge</text:p>
          </table:table-cell>
          <table:table-cell office:value-type="float" office:value="450">
            <text:p>45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7]*[.$B$2]*[.$D17]*[.$E17]*[.$J$1]" office:value-type="float" office:value="119070">
            <text:p>119 070,00</text:p>
          </table:table-cell>
          <table:table-cell table:formula="of:=[.$B17]*[.$B$2]*[.$D17]*[.$E17]*[.$J$2]" office:value-type="float" office:value="595350">
            <text:p>595 350,00</text:p>
          </table:table-cell>
          <table:table-cell table:formula="of:=[.$B$1]/[.C17]" office:value-type="float" office:value="2">
            <text:p>2,00</text:p>
          </table:table-cell>
          <table:table-cell table:formula="of:=[.$F17]*[.$H17]*[.$J$1]" office:value-type="float" office:value="238140">
            <text:p>238 140,00</text:p>
          </table:table-cell>
          <table:table-cell table:formula="of:=[.$F17]*[.$H17]*[.$J$2]" office:value-type="float" office:value="1190700">
            <text:p>1 190 7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7]*[.$H17]*[.$K17]*[.$J$1]" office:value-type="float" office:value="238140">
            <text:p>238 140,00</text:p>
          </table:table-cell>
          <table:table-cell table:formula="of:=[.$F17]*[.$H17]*[.$K17]*[.$J$2]" office:value-type="float" office:value="1190700">
            <text:p>1 190 700,00</text:p>
          </table:table-cell>
          <table:table-cell table:formula="of:=[.$M17]*[.$L17]*[.$J$1]" office:value-type="float" office:value="0">
            <text:p>0,00</text:p>
          </table:table-cell>
          <table:table-cell table:formula="of:=[.$M17]*[.$L1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Colossal</text:p>
          </table:table-cell>
          <table:table-cell office:value-type="float" office:value="1250">
            <text:p>1 250,00</text:p>
          </table:table-cell>
          <table:table-cell office:value-type="float" office:value="10">
            <text:p>10,00</text:p>
          </table:table-cell>
          <table:table-cell office:value-type="float" office:value="60">
            <text:p>60,00</text:p>
          </table:table-cell>
          <table:table-cell office:value-type="float" office:value="1">
            <text:p>1</text:p>
          </table:table-cell>
          <table:table-cell table:formula="of:=[.$B18]*[.$B$2]*[.$D18]*[.$E18]*[.$J$1]" office:value-type="float" office:value="441000">
            <text:p>441 000,00</text:p>
          </table:table-cell>
          <table:table-cell table:formula="of:=[.$B18]*[.$B$2]*[.$D18]*[.$E18]*[.$J$2]" office:value-type="float" office:value="2205000">
            <text:p>2 205 000,00</text:p>
          </table:table-cell>
          <table:table-cell table:formula="of:=[.$B$1]/[.C18]" office:value-type="float" office:value="3">
            <text:p>3,00</text:p>
          </table:table-cell>
          <table:table-cell table:formula="of:=[.$F18]*[.$H18]*[.$J$1]" office:value-type="float" office:value="1323000">
            <text:p>1 323 000,00</text:p>
          </table:table-cell>
          <table:table-cell table:formula="of:=[.$F18]*[.$H18]*[.$J$2]" office:value-type="float" office:value="6615000">
            <text:p>6 615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8]*[.$H18]*[.$K18]*[.$J$1]" office:value-type="float" office:value="1323000">
            <text:p>1 323 000,00</text:p>
          </table:table-cell>
          <table:table-cell table:formula="of:=[.$F18]*[.$H18]*[.$K18]*[.$J$2]" office:value-type="float" office:value="6615000">
            <text:p>6 615 000,00</text:p>
          </table:table-cell>
          <table:table-cell table:formula="of:=[.$M18]*[.$L18]*[.$J$1]" office:value-type="float" office:value="0">
            <text:p>0,00</text:p>
          </table:table-cell>
          <table:table-cell table:formula="of:=[.$M18]*[.$L1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Titanesque</text:p>
          </table:table-cell>
          <table:table-cell office:value-type="float" office:value="10000">
            <text:p>10 00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9]*[.$B$2]*[.$D19]*[.$E19]*[.$J$1]" office:value-type="float" office:value="2646000">
            <text:p>2 646 000,00</text:p>
          </table:table-cell>
          <table:table-cell table:formula="of:=[.$B19]*[.$B$2]*[.$D19]*[.$E19]*[.$J$2]" office:value-type="float" office:value="13230000">
            <text:p>13 230 000,00</text:p>
          </table:table-cell>
          <table:table-cell table:formula="of:=[.$B$1]/[.C19]" office:value-type="float" office:value="2">
            <text:p>2,00</text:p>
          </table:table-cell>
          <table:table-cell table:formula="of:=[.$F19]*[.$H19]*[.$J$1]" office:value-type="float" office:value="5292000">
            <text:p>5 292 000,00</text:p>
          </table:table-cell>
          <table:table-cell table:formula="of:=[.$F19]*[.$H19]*[.$J$2]" office:value-type="float" office:value="26460000">
            <text:p>26 46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9]*[.$H19]*[.$K19]*[.$J$1]" office:value-type="float" office:value="5292000">
            <text:p>5 292 000,00</text:p>
          </table:table-cell>
          <table:table-cell table:formula="of:=[.$F19]*[.$H19]*[.$K19]*[.$J$2]" office:value-type="float" office:value="26460000">
            <text:p>26 460 000,00</text:p>
          </table:table-cell>
          <table:table-cell table:formula="of:=[.$M19]*[.$L19]*[.$J$1]" office:value-type="float" office:value="0">
            <text:p>0,00</text:p>
          </table:table-cell>
          <table:table-cell table:formula="of:=[.$M19]*[.$L19]*[.$J$2]" office:value-type="float" office:value="0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21:4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5-07-27T21:49:51.21</dc:date>
    <meta:editing-duration>PT1H42M48S</meta:editing-duration>
    <meta:editing-cycles>36</meta:editing-cycles>
    <meta:generator>LibreOffice/3.4$Win32 LibreOffice_project/340m1$Build-302</meta:generator>
    <meta:document-statistic meta:table-count="3" meta:cell-count="499" meta:object-count="0"/>
  </office:meta>
</office:document-meta>
</file>